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2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3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4" style:family="paragraph" style:parent-style-name="Standard">
      <style:text-properties officeooo:paragraph-rsid="000db36f"/>
    </style:style>
    <style:style style:name="P5" style:family="paragraph" style:parent-style-name="Standard">
      <style:text-properties fo:font-size="12pt" fo:font-style="italic" fo:font-weight="normal" officeooo:rsid="0037a9e7" officeooo:paragraph-rsid="000db36f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7" style:family="paragraph" style:parent-style-name="Standard">
      <style:text-properties officeooo:paragraph-rsid="0016d730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2d7ac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93a3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Softex: </text:span><text:span text:style-name="T6">Módulo 0</text:span><text:span text:style-name="T7">4</text:span><text:span text:style-name="T6"> - </text:span><text:span text:style-name="T5">Atividade 0</text:span><text:span text:style-name="T8">7</text:span></text:p>
      <text:p text:style-name="P5"/>
      <text:p text:style-name="P6">Crie uma situação em que ocorra uma exceção dentro de um código. Utilize try/catch para realizar a captura e tratamento dessa exceção. </text:p>
      <text:p text:style-name="P6"/>
      <text:p text:style-name="P7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7"><text:span text:style-name="T9"/></text:p>
      <text:p text:style-name="P7">Main: </text:p>
      <text:p text:style-name="P7"/>
      <text:p text:style-name="P7">import java.util.InputMismatchException;</text:p>
      <text:p text:style-name="P7">import java.util.Scanner;</text:p>
      <text:p text:style-name="P7"/>
      <text:p text:style-name="P7">public class ExemploDivisao {</text:p>
      <text:p text:style-name="P7"/>
      <text:p text:style-name="P7"><text:s text:c="2"/>public static int divisao(int numerador, int denominador) throws ArithmeticException {</text:p>
      <text:p text:style-name="P7"><text:s text:c="4"/>return numerador / denominador;</text:p>
      <text:p text:style-name="P7"><text:s text:c="2"/>}</text:p>
      <text:p text:style-name="P7"/>
      <text:p text:style-name="P7"><text:s text:c="2"/>public static void main(String[] args) {</text:p>
      <text:p text:style-name="P7"><text:s text:c="4"/>Scanner sc = new Scanner(System.in);</text:p>
      <text:p text:style-name="P7"><text:s text:c="4"/>boolean continua = true;</text:p>
      <text:p text:style-name="P7"/>
      <text:p text:style-name="P7"><text:s text:c="4"/>do {</text:p>
      <text:p text:style-name="P7"><text:s text:c="6"/>try {</text:p>
      <text:p text:style-name="P7"><text:s text:c="8"/>System.out.print("Numerador: ");</text:p>
      <text:p text:style-name="P7"><text:s text:c="8"/>int numerador = sc.nextInt();</text:p>
      <text:p text:style-name="P7"/>
      <text:p text:style-name="P7"><text:s text:c="8"/>System.out.print("Denominador: ");</text:p>
      <text:p text:style-name="P7"><text:s text:c="8"/>int denominador = sc.nextInt();</text:p>
      <text:p text:style-name="P7"/>
      <text:p text:style-name="P7"><text:s text:c="8"/>int resultado = divisao(numerador, denominador);</text:p>
      <text:p text:style-name="P7"><text:s text:c="8"/>System.out.println("Resultado: " + resultado);</text:p>
      <text:p text:style-name="P7"/>
      <text:p text:style-name="P7"><text:s text:c="8"/>continua = false;</text:p>
      <text:p text:style-name="P7"/>
      <text:p text:style-name="P7"><text:s text:c="6"/>} catch (InputMismatchException erro1) {</text:p>
      <text:p text:style-name="P7"><text:s text:c="8"/>System.err.println("Não é permitido inserir letras, informe apenas números inteiros!");</text:p>
      <text:p text:style-name="P7"><text:s text:c="8"/>sc.nextLine(); // descarta a entrada errada do usuário</text:p>
      <text:p text:style-name="P7"><text:s text:c="6"/>} catch (ArithmeticException erro2) {</text:p>
      <text:p text:style-name="P7"><text:s text:c="8"/>System.err.println("O número do divisor deve ser diferente de 0!");</text:p>
      <text:p text:style-name="P7"><text:s text:c="6"/>} finally {</text:p>
      <text:p text:style-name="P7"><text:s text:c="8"/>System.out.println("Execução da sequencia Finally!");</text:p>
      <text:p text:style-name="P7"><text:s text:c="6"/>}</text:p>
      <text:p text:style-name="P7"><text:s text:c="4"/>} while (continua);</text:p>
      <text:p text:style-name="P7"><text:s text:c="2"/>}</text:p>
      <text:p text:style-name="P7">}</text:p>
      <text:p text:style-name="P1"/>
      <text:p text:style-name="P3"><text:s/></text:p>
      <text:p text:style-name="P2"><text:s/>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15T13:18:21.618886405</dc:date>
    <meta:editing-duration>PT8H18M59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1" meta:paragraph-count="36" meta:word-count="148" meta:character-count="1281" meta:non-whitespace-character-count="1015"/>
  </office:meta>
</office:document-meta>
</file>